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13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3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7b7b8" officeooo:paragraph-rsid="0047b7b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8346a" officeooo:paragraph-rsid="00483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99c70" officeooo:paragraph-rsid="00499c7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b2def" officeooo:paragraph-rsid="004b2de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caf30" officeooo:paragraph-rsid="004caf3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d86e0" officeooo:paragraph-rsid="004d86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3c89" officeooo:paragraph-rsid="004f3c8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f4af7" officeooo:paragraph-rsid="004f4af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093f4" officeooo:paragraph-rsid="005093f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2769b" officeooo:paragraph-rsid="0052769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3a33e" officeooo:paragraph-rsid="0053a33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453a6" officeooo:paragraph-rsid="005453a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1fc2" officeooo:paragraph-rsid="00561f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66f0a" officeooo:paragraph-rsid="00566f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785bc" officeooo:paragraph-rsid="005785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96ec2" officeooo:paragraph-rsid="00596ec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b670e" officeooo:paragraph-rsid="005b670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c04cf" officeooo:paragraph-rsid="005c04c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dccff" officeooo:paragraph-rsid="005dcc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5f8fa5" officeooo:paragraph-rsid="005f8fa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0c173" officeooo:paragraph-rsid="0060c17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29a8b" officeooo:paragraph-rsid="00629a8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32af8" officeooo:paragraph-rsid="00632af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47cfb" officeooo:paragraph-rsid="00647cf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63074" officeooo:paragraph-rsid="0066307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7ac21" officeooo:paragraph-rsid="0067ac2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9299a" officeooo:paragraph-rsid="0069299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13b0" officeooo:paragraph-rsid="006b13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b755e" officeooo:paragraph-rsid="006b75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dfaf3" officeooo:paragraph-rsid="006dfaf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6e7d91" officeooo:paragraph-rsid="006e7d9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02345" officeooo:paragraph-rsid="0070234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2137" officeooo:paragraph-rsid="007221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2fd14" officeooo:paragraph-rsid="0072fd1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5d335" officeooo:paragraph-rsid="0075d3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79cf2" officeooo:paragraph-rsid="00779c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8cfa4" officeooo:paragraph-rsid="0078cfa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a6b68" officeooo:paragraph-rsid="007a6b6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bb081" officeooo:paragraph-rsid="007bb08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c485a" officeooo:paragraph-rsid="007c48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25e0" officeooo:paragraph-rsid="007e25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e5004" officeooo:paragraph-rsid="007e500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1a98" officeooo:paragraph-rsid="007f1a9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7f76eb" officeooo:paragraph-rsid="007f76e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80e9fc" officeooo:paragraph-rsid="0080e9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99c70" officeooo:paragraph-rsid="00499c70" style:font-size-asian="10pt" style:font-name-complex="Arial" style:font-size-complex="10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d86e0" officeooo:paragraph-rsid="004d86e0" style:font-size-asian="10pt" style:font-name-complex="Arial" style:font-size-complex="10pt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f4af7" officeooo:paragraph-rsid="004f4af7" style:font-size-asian="10pt" style:font-name-complex="Arial" style:font-size-complex="10pt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5c04cf" officeooo:paragraph-rsid="005c04cf" style:font-size-asian="10pt" style:font-name-complex="Arial" style:font-size-complex="10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1375" officeooo:paragraph-rsid="00691375" style:font-size-asian="10pt" style:font-name-complex="Arial" style:font-size-complex="10pt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69299a" officeooo:paragraph-rsid="0069299a" style:font-size-asian="10pt" style:font-name-complex="Arial" style:font-size-complex="10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4f4af7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5c04cf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73fdc7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5c04cf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5c04cf" officeooo:paragraph-rsid="0060c173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7bb081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7bb081" officeooo:paragraph-rsid="00809049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officeooo: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color="#222222" fo:font-style="normal" fo:font-weight="normal"/>
    </style:style>
    <style:style style:name="T12" style:family="text">
      <style:text-properties fo:color="#000000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5" style:family="text">
      <style:text-properties fo:color="#000000" style:font-style-complex="normal" style:font-weight-complex="normal"/>
    </style:style>
    <style:style style:name="T16" style:family="text">
      <style:text-properties style:font-style-complex="normal" style:font-weight-complex="normal"/>
    </style:style>
    <style:style style:name="T17" style:family="text">
      <style:text-properties officeooo:rsid="0036e862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36e862"/>
    </style:style>
    <style:style style:name="T20" style:family="text">
      <style:text-properties fo:font-style="normal" fo:font-weight="normal" officeooo:rsid="003fcda3"/>
    </style:style>
    <style:style style:name="T21" style:family="text">
      <style:text-properties officeooo:rsid="0046ad19"/>
    </style:style>
    <style:style style:name="T22" style:family="text">
      <style:text-properties officeooo:rsid="0047b499"/>
    </style:style>
    <style:style style:name="T23" style:family="text">
      <style:text-properties style:language-complex="bn" style:country-complex="BD"/>
    </style:style>
    <style:style style:name="T24" style:family="text">
      <style:text-properties officeooo:rsid="005c04cf" style:language-complex="bn" style:country-complex="BD"/>
    </style:style>
    <style:style style:name="T25" style:family="text">
      <style:text-properties officeooo:rsid="006ceaa8" style:language-complex="bn" style:country-complex="BD"/>
    </style:style>
    <style:style style:name="T26" style:family="text">
      <style:text-properties officeooo:rsid="0073fdc7" style:language-complex="bn" style:country-complex="BD"/>
    </style:style>
    <style:style style:name="T27" style:family="text">
      <style:text-properties officeooo:rsid="007bb081" style:language-complex="bn" style:country-complex="BD"/>
    </style:style>
    <style:style style:name="T28" style:family="text">
      <style:text-properties officeooo:rsid="00809049" style:language-complex="bn" style:country-complex="BD"/>
    </style:style>
    <style:style style:name="T29" style:family="text">
      <style:text-properties officeooo:rsid="0060c173"/>
    </style:style>
    <style:style style:name="T30" style:family="text">
      <style:text-properties officeooo:rsid="00770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3">উৎসাহিত করা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3">irrespective</text:p>
          </table:table-cell>
          <table:table-cell table:style-name="Table1.A1" office:value-type="string">
            <text:p text:style-name="P3">নির্বিশেষ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্পষ্টভাবে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3">আবির্ভাব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রাসরি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3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3">বিবেচনা না কর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17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reciprocate</text:p>
          </table:table-cell>
          <table:table-cell table:style-name="Table1.A1" office:value-type="string">
            <text:p text:style-name="P3">প্রতিশোধ লত্তয়া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ext:soft-page-break/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ext:soft-page-break/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3">স্পষ্টভাবে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ext:soft-page-break/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Sedimentary rock</text:p>
          </table:table-cell>
          <table:table-cell table:style-name="Table1.B180" office:value-type="string">
            <text:p text:style-name="P3">পাললিক শিলা</text:p>
          </table:table-cell>
          <table:table-cell table:style-name="Table1.A1" office:value-type="string">
            <text:p text:style-name="P3">Percolate down</text:p>
          </table:table-cell>
          <table:table-cell table:style-name="Table1.A1" office:value-type="string">
            <text:p text:style-name="P3">চুয়াইয়া নিচে পড়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ext:soft-page-break/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ext:soft-page-break/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ext:soft-page-break/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<text:soft-page-break/>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75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ext:soft-page-break/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4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5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6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57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57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57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57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57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57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57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57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57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57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57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57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57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57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57">mistakenly</text:p>
          </table:table-cell>
          <table:table-cell table:style-name="Table1.A1" office:value-type="string">
            <text:p text:style-name="P7">Vitiate</text:p>
          </table:table-cell>
          <table:table-cell table:style-name="Table1.A1" office:value-type="string">
            <text:p text:style-name="P85">spoil or impair</text:p>
          </table:table-cell>
        </table:table-row>
        <table:table-row>
          <table:table-cell table:style-name="Table1.A601" office:value-type="string">
            <text:p text:style-name="P7">Relegate</text:p>
          </table:table-cell>
          <table:table-cell table:style-name="Table1.B601" office:value-type="string">
            <text:p text:style-name="P58">নিম্নপদে সরান</text:p>
          </table:table-cell>
          <table:table-cell table:style-name="Table1.C601" office:value-type="string">
            <text:p text:style-name="P7">Indifferent to success</text:p>
          </table:table-cell>
          <table:table-cell table:style-name="Table1.D601" office:value-type="string">
            <text:p text:style-name="P7">সফলতার বেপারে উদাসীন </text:p>
          </table:table-cell>
        </table:table-row>
        <table:table-row>
          <table:table-cell table:style-name="Table1.A601" office:value-type="string">
            <text:p text:style-name="P7">Tedious</text:p>
          </table:table-cell>
          <table:table-cell table:style-name="Table1.B601" office:value-type="string">
            <text:p text:style-name="P58">Too long, slow, dull</text:p>
          </table:table-cell>
          <table:table-cell table:style-name="Table1.C601" office:value-type="string">
            <text:p text:style-name="P8">Come to blows</text:p>
          </table:table-cell>
          <table:table-cell table:style-name="Table1.D601" office:value-type="string">
            <text:p text:style-name="P8">হাতাহাতি করা</text:p>
          </table:table-cell>
        </table:table-row>
        <table:table-row>
          <table:table-cell table:style-name="Table1.A601" office:value-type="string">
            <text:p text:style-name="P8">Adversary</text:p>
          </table:table-cell>
          <table:table-cell table:style-name="Table1.B601" office:value-type="string">
            <text:p text:style-name="P59">প্রতিপক্ষ</text:p>
          </table:table-cell>
          <table:table-cell table:style-name="Table1.C601" office:value-type="string">
            <text:p text:style-name="P8">Acrimonious</text:p>
          </table:table-cell>
          <table:table-cell table:style-name="Table1.D601" office:value-type="string">
            <text:p text:style-name="P99">তিক্ত, কটু</text:p>
          </table:table-cell>
        </table:table-row>
        <table:table-row>
          <table:table-cell table:style-name="Table1.A601" office:value-type="string">
            <text:p text:style-name="P9">Sought</text:p>
          </table:table-cell>
          <table:table-cell table:style-name="Table1.B601" office:value-type="string">
            <text:p text:style-name="P76"><text:span text:style-name="T5">চাওয়া, </text:span><text:span text:style-name="T6">seek</text:span></text:p>
          </table:table-cell>
          <table:table-cell table:style-name="Table1.C601" office:value-type="string">
            <text:p text:style-name="P9">Rebel</text:p>
          </table:table-cell>
          <table:table-cell table:style-name="Table1.D601" office:value-type="string">
            <text:p text:style-name="P9">বিদ্রোহী</text:p>
          </table:table-cell>
        </table:table-row>
        <table:table-row>
          <table:table-cell table:style-name="Table1.A601" office:value-type="string">
            <text:p text:style-name="P9">Overcome</text:p>
          </table:table-cell>
          <table:table-cell table:style-name="Table1.B601" office:value-type="string">
            <text:p text:style-name="P58">কাটাইয়া ত্তঠা</text:p>
          </table:table-cell>
          <table:table-cell table:style-name="Table1.C601" office:value-type="string">
            <text:p text:style-name="P10">Sage</text:p>
          </table:table-cell>
          <table:table-cell table:style-name="Table1.D601" office:value-type="string">
            <text:p text:style-name="P10">ঋষি, বিচক্ষণ</text:p>
          </table:table-cell>
        </table:table-row>
        <table:table-row>
          <table:table-cell table:style-name="Table1.A601" office:value-type="string">
            <text:p text:style-name="P10">Pendant</text:p>
          </table:table-cell>
          <table:table-cell table:style-name="Table1.B601" office:value-type="string">
            <text:p text:style-name="P60">পন্ডিত</text:p>
          </table:table-cell>
          <table:table-cell table:style-name="Table1.C601" office:value-type="string">
            <text:p text:style-name="P10">Well-meaning</text:p>
          </table:table-cell>
          <table:table-cell table:style-name="Table1.D601" office:value-type="string">
            <text:p text:style-name="P10">Well-intention</text:p>
          </table:table-cell>
        </table:table-row>
        <table:table-row>
          <table:table-cell table:style-name="Table1.A601" office:value-type="string">
            <text:p text:style-name="P10">Scandalmonger</text:p>
          </table:table-cell>
          <table:table-cell table:style-name="Table1.B601" office:value-type="string">
            <text:p text:style-name="P60">কুতসারটনাকারী</text:p>
          </table:table-cell>
          <table:table-cell table:style-name="Table1.C601" office:value-type="string">
            <text:p text:style-name="P10">Tepid</text:p>
          </table:table-cell>
          <table:table-cell table:style-name="Table1.D601" office:value-type="string">
            <text:p text:style-name="P10">সামান্য প্রতিক্রিয়া</text:p>
          </table:table-cell>
        </table:table-row>
        <table:table-row>
          <table:table-cell table:style-name="Table1.A601" office:value-type="string">
            <text:p text:style-name="P10">Yearn</text:p>
          </table:table-cell>
          <table:table-cell table:style-name="Table1.B601" office:value-type="string">
            <text:p text:style-name="P60">আকুল আকাঙ্ক্ষা</text:p>
          </table:table-cell>
          <table:table-cell table:style-name="Table1.C601" office:value-type="string">
            <text:p text:style-name="P10">Boon</text:p>
          </table:table-cell>
          <table:table-cell table:style-name="Table1.D601" office:value-type="string">
            <text:p text:style-name="P10">আশীর্বাদ</text:p>
          </table:table-cell>
        </table:table-row>
        <table:table-row>
          <table:table-cell table:style-name="Table1.A601" office:value-type="string">
            <text:p text:style-name="P11">Intermittently</text:p>
          </table:table-cell>
          <table:table-cell table:style-name="Table1.B601" office:value-type="string">
            <text:p text:style-name="P61">থেমে থেমে</text:p>
          </table:table-cell>
          <table:table-cell table:style-name="Table1.C601" office:value-type="string">
            <text:p text:style-name="P12">Assiduously</text:p>
          </table:table-cell>
          <table:table-cell table:style-name="Table1.D601" office:value-type="string">
            <text:p text:style-name="P12">নিষ্ঠার সঙ্গে</text:p>
          </table:table-cell>
        </table:table-row>
        <table:table-row>
          <table:table-cell table:style-name="Table1.A601" office:value-type="string">
            <text:p text:style-name="P13">For weeks</text:p>
          </table:table-cell>
          <table:table-cell table:style-name="Table1.B601" office:value-type="string">
            <text:p text:style-name="P62">কয়েক সপ্তাহ ধরে </text:p>
          </table:table-cell>
          <table:table-cell table:style-name="Table1.C601" office:value-type="string">
            <text:p text:style-name="P13">Insomnia</text:p>
          </table:table-cell>
          <table:table-cell table:style-name="Table1.D601" office:value-type="string">
            <text:p text:style-name="P13">অনিদ্রা</text:p>
          </table:table-cell>
        </table:table-row>
        <table:table-row>
          <table:table-cell table:style-name="Table1.A601" office:value-type="string">
            <text:p text:style-name="P13">Soporific</text:p>
          </table:table-cell>
          <table:table-cell table:style-name="Table1.B601" office:value-type="string">
            <text:p text:style-name="P62">ঘুমপাড়ানি</text:p>
          </table:table-cell>
          <table:table-cell table:style-name="Table1.C601" office:value-type="string">
            <text:p text:style-name="P13">Malevolent</text:p>
          </table:table-cell>
          <table:table-cell table:style-name="Table1.D601" office:value-type="string">
            <text:p text:style-name="P13">হিংসক</text:p>
          </table:table-cell>
        </table:table-row>
        <table:table-row>
          <table:table-cell table:style-name="Table1.A601" office:value-type="string">
            <text:p text:style-name="P13">Desultory</text:p>
          </table:table-cell>
          <table:table-cell table:style-name="Table1.B601" office:value-type="string">
            <text:p text:style-name="P62">এলোমেলো</text:p>
          </table:table-cell>
          <table:table-cell table:style-name="Table1.C601" office:value-type="string">
            <text:p text:style-name="P13">Amorphous</text:p>
          </table:table-cell>
          <table:table-cell table:style-name="Table1.D601" office:value-type="string">
            <text:p text:style-name="P13">নিরাকার</text:p>
          </table:table-cell>
        </table:table-row>
        <text:soft-page-break/>
        <table:table-row>
          <table:table-cell table:style-name="Table1.A601" office:value-type="string">
            <text:p text:style-name="P13">Aptitude</text:p>
          </table:table-cell>
          <table:table-cell table:style-name="Table1.B601" office:value-type="string">
            <text:p text:style-name="P87">a natural ability to do something.</text:p>
          </table:table-cell>
          <table:table-cell table:style-name="Table1.C601" office:value-type="string">
            <text:p text:style-name="P13">Rapturous</text:p>
          </table:table-cell>
          <table:table-cell table:style-name="Table1.D601" office:value-type="string">
            <text:p text:style-name="P13">উল্লাসপূর্ণ</text:p>
          </table:table-cell>
        </table:table-row>
        <table:table-row>
          <table:table-cell table:style-name="Table1.A601" office:value-type="string">
            <text:p text:style-name="P13">Unyielding attitude</text:p>
          </table:table-cell>
          <table:table-cell table:style-name="Table1.B601" office:value-type="string">
            <text:p text:style-name="P62">আপোষহীন মনোভাব</text:p>
          </table:table-cell>
          <table:table-cell table:style-name="Table1.C601" office:value-type="string">
            <text:p text:style-name="P13">Compromise</text:p>
          </table:table-cell>
          <table:table-cell table:style-name="Table1.D601" office:value-type="string">
            <text:p text:style-name="P13">আপস</text:p>
          </table:table-cell>
        </table:table-row>
        <table:table-row>
          <table:table-cell table:style-name="Table1.A601" office:value-type="string">
            <text:p text:style-name="P13">Obstinate</text:p>
          </table:table-cell>
          <table:table-cell table:style-name="Table1.B601" office:value-type="string">
            <text:p text:style-name="P62">একগুঁয়ে</text:p>
          </table:table-cell>
          <table:table-cell table:style-name="Table1.C601" office:value-type="string">
            <text:p text:style-name="P14">Obstinacy</text:p>
          </table:table-cell>
          <table:table-cell table:style-name="Table1.D601" office:value-type="string">
            <text:p text:style-name="P14">একগুঁয়েমি</text:p>
          </table:table-cell>
        </table:table-row>
        <table:table-row>
          <table:table-cell table:style-name="Table1.A601" office:value-type="string">
            <text:p text:style-name="P14">Defile</text:p>
          </table:table-cell>
          <table:table-cell table:style-name="Table1.B601" office:value-type="string">
            <text:p text:style-name="P63">কলংকিত করা </text:p>
          </table:table-cell>
          <table:table-cell table:style-name="Table1.C601" office:value-type="string">
            <text:p text:style-name="P14">Revile</text:p>
          </table:table-cell>
          <table:table-cell table:style-name="Table1.D601" office:value-type="string">
            <text:p text:style-name="P14">গালাগালি করা</text:p>
          </table:table-cell>
        </table:table-row>
        <table:table-row>
          <table:table-cell table:style-name="Table1.A601" office:value-type="string">
            <text:p text:style-name="P14">Revive</text:p>
          </table:table-cell>
          <table:table-cell table:style-name="Table1.B601" office:value-type="string">
            <text:p text:style-name="P63">পুনরূজ্জীবিত করা</text:p>
          </table:table-cell>
          <table:table-cell table:style-name="Table1.C601" office:value-type="string">
            <text:p text:style-name="P15">Opportune</text:p>
          </table:table-cell>
          <table:table-cell table:style-name="Table1.D601" office:value-type="string">
            <text:p text:style-name="P15">suitable, convenient</text:p>
          </table:table-cell>
        </table:table-row>
        <table:table-row>
          <table:table-cell table:style-name="Table1.A601" office:value-type="string">
            <text:p text:style-name="P15">Prodigious</text:p>
          </table:table-cell>
          <table:table-cell table:style-name="Table1.B601" office:value-type="string">
            <text:p text:style-name="P64">দৈত্যাকার</text:p>
          </table:table-cell>
          <table:table-cell table:style-name="Table1.C601" office:value-type="string">
            <text:p text:style-name="P16">Pronounced</text:p>
          </table:table-cell>
          <table:table-cell table:style-name="Table1.D601" office:value-type="string">
            <text:p text:style-name="P86">very noticeable or marked</text:p>
          </table:table-cell>
        </table:table-row>
        <table:table-row>
          <table:table-cell table:style-name="Table1.A601" office:value-type="string">
            <text:p text:style-name="P17">Vicinity</text:p>
          </table:table-cell>
          <table:table-cell table:style-name="Table1.B601" office:value-type="string">
            <text:p text:style-name="P65">নৈকট্য</text:p>
          </table:table-cell>
          <table:table-cell table:style-name="Table1.C601" office:value-type="string">
            <text:p text:style-name="P17">Sagacity</text:p>
          </table:table-cell>
          <table:table-cell table:style-name="Table1.D601" office:value-type="string">
            <text:p text:style-name="P17">বিচক্ষণতা</text:p>
          </table:table-cell>
        </table:table-row>
        <table:table-row>
          <table:table-cell table:style-name="Table1.A601" office:value-type="string">
            <text:p text:style-name="P18">Affinity</text:p>
          </table:table-cell>
          <table:table-cell table:style-name="Table1.B601" office:value-type="string">
            <text:p text:style-name="P66">সম্বন্ধ</text:p>
          </table:table-cell>
          <table:table-cell table:style-name="Table1.C601" office:value-type="string">
            <text:p text:style-name="P18">Rotund</text:p>
          </table:table-cell>
          <table:table-cell table:style-name="Table1.D601" office:value-type="string">
            <text:p text:style-name="P18">গোলগাল</text:p>
          </table:table-cell>
        </table:table-row>
        <table:table-row>
          <table:table-cell table:style-name="Table1.A601" office:value-type="string">
            <text:p text:style-name="P18">Rotundity</text:p>
          </table:table-cell>
          <table:table-cell table:style-name="Table1.B601" office:value-type="string">
            <text:p text:style-name="P66">হৃষ্টপুষ্ট </text:p>
          </table:table-cell>
          <table:table-cell table:style-name="Table1.C601" office:value-type="string">
            <text:p text:style-name="P18">Olfactory</text:p>
          </table:table-cell>
          <table:table-cell table:style-name="Table1.D601" office:value-type="string">
            <text:p text:style-name="P18">ঘ্রাণ-সংক্রান্ত</text:p>
          </table:table-cell>
        </table:table-row>
        <table:table-row>
          <table:table-cell table:style-name="Table1.A601" office:value-type="string">
            <text:p text:style-name="P19">Pedantic</text:p>
          </table:table-cell>
          <table:table-cell table:style-name="Table1.B601" office:value-type="string">
            <text:p text:style-name="P67">পুঁথিগত পান্ডিত্ব </text:p>
          </table:table-cell>
          <table:table-cell table:style-name="Table1.C601" office:value-type="string">
            <text:p text:style-name="P19">Penchant</text:p>
          </table:table-cell>
          <table:table-cell table:style-name="Table1.D601" office:value-type="string">
            <text:p text:style-name="P100"><text:span text:style-name="T2">ঝোঁক, </text:span>রুচি</text:p>
          </table:table-cell>
        </table:table-row>
        <table:table-row>
          <table:table-cell table:style-name="Table1.A601" office:value-type="string">
            <text:p text:style-name="P19">Endow</text:p>
          </table:table-cell>
          <table:table-cell table:style-name="Table1.B601" office:value-type="string">
            <text:p text:style-name="P67">জন্ম সূত্রে অধিকারী হওয়া </text:p>
          </table:table-cell>
          <table:table-cell table:style-name="Table1.C601" office:value-type="string">
            <text:p text:style-name="P19">Alienable</text:p>
          </table:table-cell>
          <table:table-cell table:style-name="Table1.D601" office:value-type="string">
            <text:p text:style-name="P19">বিছিন্ন করা যায় এমন, আলাদা</text:p>
          </table:table-cell>
        </table:table-row>
        <table:table-row>
          <table:table-cell table:style-name="Table1.A601" office:value-type="string">
            <text:p text:style-name="P20">Inalienable</text:p>
          </table:table-cell>
          <table:table-cell table:style-name="Table1.B601" office:value-type="string">
            <text:p text:style-name="P68">অবিচ্ছেদ্য</text:p>
          </table:table-cell>
          <table:table-cell table:style-name="Table1.C601" office:value-type="string">
            <text:p text:style-name="P20">Sinuous</text:p>
          </table:table-cell>
          <table:table-cell table:style-name="Table1.D601" office:value-type="string">
            <text:p text:style-name="P17">আঁকাবাঁকা</text:p>
          </table:table-cell>
        </table:table-row>
        <table:table-row>
          <table:table-cell table:style-name="Table1.A601" office:value-type="string">
            <text:p text:style-name="P21">Sporadic</text:p>
          </table:table-cell>
          <table:table-cell table:style-name="Table1.B601" office:value-type="string">
            <text:p text:style-name="P69">বিক্ষিপ্ত</text:p>
          </table:table-cell>
          <table:table-cell table:style-name="Table1.C601" office:value-type="string">
            <text:p text:style-name="P21">Vacuous</text:p>
          </table:table-cell>
          <table:table-cell table:style-name="Table1.D601" office:value-type="string">
            <text:p text:style-name="P21">ফাঁকা</text:p>
          </table:table-cell>
        </table:table-row>
        <table:table-row>
          <table:table-cell table:style-name="Table1.A601" office:value-type="string">
            <text:p text:style-name="P21">Avow</text:p>
          </table:table-cell>
          <table:table-cell table:style-name="Table1.B601" office:value-type="string">
            <text:p text:style-name="P69">অংগীকার করা, স্বীকার করা</text:p>
          </table:table-cell>
          <table:table-cell table:style-name="Table1.C601" office:value-type="string">
            <text:p text:style-name="P21">Disavow</text:p>
          </table:table-cell>
          <table:table-cell table:style-name="Table1.D601" office:value-type="string">
            <text:p text:style-name="P21">অস্বীকার করা</text:p>
          </table:table-cell>
        </table:table-row>
        <table:table-row>
          <table:table-cell table:style-name="Table1.A601" office:value-type="string">
            <text:p text:style-name="P21">Pledge</text:p>
          </table:table-cell>
          <table:table-cell table:style-name="Table1.B601" office:value-type="string">
            <text:p text:style-name="P69">অঙ্গীকার, promise</text:p>
          </table:table-cell>
          <table:table-cell table:style-name="Table1.C601" office:value-type="string">
            <text:p text:style-name="P21">Parched</text:p>
          </table:table-cell>
          <table:table-cell table:style-name="Table1.D601" office:value-type="string">
            <text:p text:style-name="P21">অত্যন্ত শুল্ক</text:p>
          </table:table-cell>
        </table:table-row>
        <table:table-row>
          <table:table-cell table:style-name="Table1.A601" office:value-type="string">
            <text:p text:style-name="P22">Moist</text:p>
          </table:table-cell>
          <table:table-cell table:style-name="Table1.B601" office:value-type="string">
            <text:p text:style-name="P70">স্যাঁতসেঁতে</text:p>
          </table:table-cell>
          <table:table-cell table:style-name="Table1.C601" office:value-type="string">
            <text:p text:style-name="P22">Indulge</text:p>
          </table:table-cell>
          <table:table-cell table:style-name="Table1.D601" office:value-type="string">
            <text:p text:style-name="P22">ইচ্ছাপূরণ করা</text:p>
          </table:table-cell>
        </table:table-row>
        <table:table-row>
          <table:table-cell table:style-name="Table1.A601" office:value-type="string">
            <text:p text:style-name="P23">Overindulgence</text:p>
          </table:table-cell>
          <table:table-cell table:style-name="Table1.B601" office:value-type="string">
            <text:p text:style-name="P71">মাত্রাধিক প্রশ্রয়</text:p>
          </table:table-cell>
          <table:table-cell table:style-name="Table1.C601" office:value-type="string">
            <text:p text:style-name="P24">Debilitate</text:p>
          </table:table-cell>
          <table:table-cell table:style-name="Table1.D601" office:value-type="string">
            <text:p text:style-name="P24">নিস্তেজ করা</text:p>
          </table:table-cell>
        </table:table-row>
        <table:table-row>
          <table:table-cell table:style-name="Table1.A601" office:value-type="string">
            <text:p text:style-name="P25">Invoke</text:p>
          </table:table-cell>
          <table:table-cell table:style-name="Table1.B601" office:value-type="string">
            <text:p text:style-name="P72">সাহায্য চাওয়া</text:p>
          </table:table-cell>
          <table:table-cell table:style-name="Table1.C601" office:value-type="string">
            <text:p text:style-name="P25">Protract</text:p>
          </table:table-cell>
          <table:table-cell table:style-name="Table1.D601" office:value-type="string">
            <text:p text:style-name="P25">prolong</text:p>
          </table:table-cell>
        </table:table-row>
        <table:table-row>
          <table:table-cell table:style-name="Table1.A601" office:value-type="string">
            <text:p text:style-name="P25">Heresy</text:p>
          </table:table-cell>
          <table:table-cell table:style-name="Table1.B601" office:value-type="string">
            <text:p text:style-name="P72">প্রচলিত মতের বিরুদ্ধ বিশ্বাস</text:p>
          </table:table-cell>
          <table:table-cell table:style-name="Table1.C601" office:value-type="string">
            <text:p text:style-name="P25">Recant</text:p>
          </table:table-cell>
          <table:table-cell table:style-name="Table1.D601" office:value-type="string">
            <text:p text:style-name="P25">প্রত্যাহরণ করা</text:p>
          </table:table-cell>
        </table:table-row>
        <table:table-row>
          <table:table-cell table:style-name="Table1.A601" office:value-type="string">
            <text:p text:style-name="P26">Inept</text:p>
          </table:table-cell>
          <table:table-cell table:style-name="Table1.B601" office:value-type="string">
            <text:p text:style-name="P73">Inefficient, unskilled</text:p>
          </table:table-cell>
          <table:table-cell table:style-name="Table1.C601" office:value-type="string">
            <text:p text:style-name="P27">Sooner or later</text:p>
          </table:table-cell>
          <table:table-cell table:style-name="Table1.D601" office:value-type="string">
            <text:p text:style-name="P27">আজ না হোক কাল</text:p>
          </table:table-cell>
        </table:table-row>
        <table:table-row>
          <table:table-cell table:style-name="Table1.A601" office:value-type="string">
            <text:p text:style-name="P28">Accost</text:p>
          </table:table-cell>
          <table:table-cell table:style-name="Table1.B601" office:value-type="string">
            <text:p text:style-name="P74">গায়ে পরে কথা বলা </text:p>
          </table:table-cell>
          <table:table-cell table:style-name="Table1.C601" office:value-type="string">
            <text:p text:style-name="P28">Flaunt</text:p>
          </table:table-cell>
          <table:table-cell table:style-name="Table1.D601" office:value-type="string">
            <text:p text:style-name="P28">জাহির করা</text:p>
          </table:table-cell>
        </table:table-row>
        <table:table-row>
          <table:table-cell table:style-name="Table1.A601" office:value-type="string">
            <text:p text:style-name="P28">Fastidious</text:p>
          </table:table-cell>
          <table:table-cell table:style-name="Table1.B601" office:value-type="string">
            <text:p text:style-name="P74">খুঁতখুঁতে</text:p>
          </table:table-cell>
          <table:table-cell table:style-name="Table1.C601" office:value-type="string">
            <text:p text:style-name="P28">Prolific</text:p>
          </table:table-cell>
          <table:table-cell table:style-name="Table1.D601" office:value-type="string">
            <text:p text:style-name="P28">উর্বর</text:p>
          </table:table-cell>
        </table:table-row>
        <table:table-row>
          <table:table-cell table:style-name="Table1.A601" office:value-type="string">
            <text:p text:style-name="P28">Condiment</text:p>
          </table:table-cell>
          <table:table-cell table:style-name="Table1.B601" office:value-type="string">
            <text:p text:style-name="P74">খাদ্যদ্রব্যকে সুস্বাদু করতে ব্যবহৃত জিনিস</text:p>
          </table:table-cell>
          <table:table-cell table:style-name="Table1.C601" office:value-type="string">
            <text:p text:style-name="P28">Plausible</text:p>
          </table:table-cell>
          <table:table-cell table:style-name="Table1.D601" office:value-type="string">
            <text:p text:style-name="P28">সম্ভাব্য</text:p>
          </table:table-cell>
        </table:table-row>
        <table:table-row>
          <table:table-cell table:style-name="Table1.A601" office:value-type="string">
            <text:p text:style-name="P28">Run-down</text:p>
          </table:table-cell>
          <table:table-cell table:style-name="Table1.B601" office:value-type="string">
            <text:p text:style-name="P74">Ragged, worn-out</text:p>
          </table:table-cell>
          <table:table-cell table:style-name="Table1.C601" office:value-type="string">
            <text:p text:style-name="P28">Renovate</text:p>
          </table:table-cell>
          <table:table-cell table:style-name="Table1.D601" office:value-type="string">
            <text:p text:style-name="P28">Repair</text:p>
          </table:table-cell>
        </table:table-row>
        <table:table-row>
          <table:table-cell table:style-name="Table1.A601" office:value-type="string">
            <text:p text:style-name="P28">Bewilder</text:p>
          </table:table-cell>
          <table:table-cell table:style-name="Table1.B601" office:value-type="string">
            <text:p text:style-name="P74">Puzzle</text:p>
          </table:table-cell>
          <table:table-cell table:style-name="Table1.C601" office:value-type="string">
            <text:p text:style-name="P28">Submissive</text:p>
          </table:table-cell>
          <table:table-cell table:style-name="Table1.D601" office:value-type="string">
            <text:p text:style-name="P28">Modest, unpretentious</text:p>
          </table:table-cell>
        </table:table-row>
        <table:table-row>
          <table:table-cell table:style-name="Table1.A601" office:value-type="string">
            <text:p text:style-name="P28">Assail</text:p>
          </table:table-cell>
          <table:table-cell table:style-name="Table1.B601" office:value-type="string">
            <text:p text:style-name="P124"><text:span text:style-name="T10">আক্রমণ করা, </text:span>Attack, invade</text:p>
          </table:table-cell>
          <table:table-cell table:style-name="Table1.C601" office:value-type="string">
            <text:p text:style-name="P28">Short-sighted</text:p>
          </table:table-cell>
          <table:table-cell table:style-name="Table1.D601" office:value-type="string">
            <text:p text:style-name="P28">অদূরদর্শী</text:p>
          </table:table-cell>
        </table:table-row>
        <table:table-row>
          <table:table-cell table:style-name="Table1.A601" office:value-type="string">
            <text:p text:style-name="P28">Unassailable</text:p>
          </table:table-cell>
          <table:table-cell table:style-name="Table1.B601" office:value-type="string">
            <text:p text:style-name="P110"><text:span text:style-name="T4">অখণ্ডনীয়, </text:span><text:span text:style-name="T16">দুর্ধর্ষ, </text:span><text:span text:style-name="T11">unable to be attacked, questioned, or defeated</text:span></text:p>
          </table:table-cell>
          <table:table-cell table:style-name="Table1.C601" office:value-type="string">
            <text:p text:style-name="P29">Disparage</text:p>
          </table:table-cell>
          <table:table-cell table:style-name="Table1.D601" office:value-type="string">
            <text:p text:style-name="P29">হেয় করা, অপমান করা</text:p>
          </table:table-cell>
        </table:table-row>
        <table:table-row>
          <table:table-cell table:style-name="Table1.A601" office:value-type="string">
            <text:p text:style-name="P29">Boost</text:p>
          </table:table-cell>
          <table:table-cell table:style-name="Table1.B601" office:value-type="string">
            <text:p text:style-name="P101">জোরদার করা</text:p>
          </table:table-cell>
          <table:table-cell table:style-name="Table1.C601" office:value-type="string">
            <text:p text:style-name="P29">Impulsively</text:p>
          </table:table-cell>
          <table:table-cell table:style-name="Table1.D601" office:value-type="string">
            <text:p text:style-name="P77"><text:span text:style-name="T14">E</text:span><text:span text:style-name="T13">motionally, আবেগ তাড়িত হয়ে</text:span></text:p>
          </table:table-cell>
        </table:table-row>
        <table:table-row>
          <table:table-cell table:style-name="Table1.A601" office:value-type="string">
            <text:p text:style-name="P29">Disposable income</text:p>
          </table:table-cell>
          <table:table-cell table:style-name="Table1.B601" office:value-type="string">
            <text:p text:style-name="P88">income remaining after deduction of taxes and other mandatory charges, available to be spent or <text:soft-page-break/>saved as one wishes.</text:p>
          </table:table-cell>
          <table:table-cell table:style-name="Table1.C601" office:value-type="string">
            <text:p text:style-name="P29">Swayed</text:p>
          </table:table-cell>
          <table:table-cell table:style-name="Table1.D601" office:value-type="string">
            <text:p text:style-name="P77">প্রভাবিত হওয়া</text:p>
          </table:table-cell>
        </table:table-row>
        <table:table-row>
          <table:table-cell table:style-name="Table1.A601" office:value-type="string">
            <text:p text:style-name="P29">Spending habits</text:p>
          </table:table-cell>
          <table:table-cell table:style-name="Table1.B601" office:value-type="string">
            <text:p text:style-name="P89">খরচ করার অভ্যাস</text:p>
          </table:table-cell>
          <table:table-cell table:style-name="Table1.C601" office:value-type="string">
            <text:p text:style-name="P30">Gory</text:p>
          </table:table-cell>
          <table:table-cell table:style-name="Table1.D601" office:value-type="string">
            <text:p text:style-name="P78">রক্তাক্ত</text:p>
          </table:table-cell>
        </table:table-row>
        <table:table-row>
          <table:table-cell table:style-name="Table1.A601" office:value-type="string">
            <text:p text:style-name="P31">Hysteria</text:p>
          </table:table-cell>
          <table:table-cell table:style-name="Table1.B601" office:value-type="string">
            <text:p text:style-name="P90">উন্মত্ততা</text:p>
          </table:table-cell>
          <table:table-cell table:style-name="Table1.C601" office:value-type="string">
            <text:p text:style-name="P31">Perturb</text:p>
          </table:table-cell>
          <table:table-cell table:style-name="Table1.D601" office:value-type="string">
            <text:p text:style-name="P79">বিচলিত হওয়া</text:p>
          </table:table-cell>
        </table:table-row>
        <table:table-row>
          <table:table-cell table:style-name="Table1.A601" office:value-type="string">
            <text:p text:style-name="P32">Perturbable</text:p>
          </table:table-cell>
          <table:table-cell table:style-name="Table1.B601" office:value-type="string">
            <text:p text:style-name="P91">বিচলিত হয়ে যায় এমন</text:p>
          </table:table-cell>
          <table:table-cell table:style-name="Table1.C601" office:value-type="string">
            <text:p text:style-name="P32">Imperturbable</text:p>
          </table:table-cell>
          <table:table-cell table:style-name="Table1.D601" office:value-type="string">
            <text:p text:style-name="P80">অবিচলিত</text:p>
          </table:table-cell>
        </table:table-row>
        <table:table-row>
          <table:table-cell table:style-name="Table1.A601" office:value-type="string">
            <text:p text:style-name="P33">Placate</text:p>
          </table:table-cell>
          <table:table-cell table:style-name="Table1.B601" office:value-type="string">
            <text:p text:style-name="P92">শান্ত করা</text:p>
          </table:table-cell>
          <table:table-cell table:style-name="Table1.C601" office:value-type="string">
            <text:p text:style-name="P33">Placable</text:p>
          </table:table-cell>
          <table:table-cell table:style-name="Table1.D601" office:value-type="string">
            <text:p text:style-name="P81">শান্ত করা যায় এমন </text:p>
          </table:table-cell>
        </table:table-row>
        <table:table-row>
          <table:table-cell table:style-name="Table1.A601" office:value-type="string">
            <text:p text:style-name="P33">Implacable</text:p>
          </table:table-cell>
          <table:table-cell table:style-name="Table1.B601" office:value-type="string">
            <text:p text:style-name="P92">শান্ত করা যায় না এমন </text:p>
          </table:table-cell>
          <table:table-cell table:style-name="Table1.C601" office:value-type="string">
            <text:p text:style-name="P33">Impetous</text:p>
          </table:table-cell>
          <table:table-cell table:style-name="Table1.D601" office:value-type="string">
            <text:p text:style-name="P81">চিন্তা ভাবনা না করে কাজ করে এমন, হটকারী</text:p>
          </table:table-cell>
        </table:table-row>
        <table:table-row>
          <table:table-cell table:style-name="Table1.A601" office:value-type="string">
            <text:p text:style-name="P34">Memoir</text:p>
          </table:table-cell>
          <table:table-cell table:style-name="Table1.B601" office:value-type="string">
            <text:p text:style-name="P111">আত্মজীবনী</text:p>
          </table:table-cell>
          <table:table-cell table:style-name="Table1.C601" office:value-type="string">
            <text:p text:style-name="P34">Subscribe</text:p>
          </table:table-cell>
          <table:table-cell table:style-name="Table1.D601" office:value-type="string">
            <text:p text:style-name="P82">গ্রাহক হওয়া</text:p>
          </table:table-cell>
        </table:table-row>
        <table:table-row>
          <table:table-cell table:style-name="Table1.A601" office:value-type="string">
            <text:p text:style-name="P34">Morale</text:p>
          </table:table-cell>
          <table:table-cell table:style-name="Table1.B601" office:value-type="string">
            <text:p text:style-name="P112">মনোবল</text:p>
          </table:table-cell>
          <table:table-cell table:style-name="Table1.C601" office:value-type="string">
            <text:p text:style-name="P35">Moral</text:p>
          </table:table-cell>
          <table:table-cell table:style-name="Table1.D601" office:value-type="string">
            <text:p text:style-name="P83">নৈতিক</text:p>
          </table:table-cell>
        </table:table-row>
        <table:table-row>
          <table:table-cell table:style-name="Table1.A601" office:value-type="string">
            <text:p text:style-name="P36">Satire</text:p>
          </table:table-cell>
          <table:table-cell table:style-name="Table1.B601" office:value-type="string">
            <text:p text:style-name="P113">ব্যাঙ্গ করা</text:p>
          </table:table-cell>
          <table:table-cell table:style-name="Table1.C601" office:value-type="string">
            <text:p text:style-name="P36">Concern</text:p>
          </table:table-cell>
          <table:table-cell table:style-name="Table1.D601" office:value-type="string">
            <text:p text:style-name="P84">দুশ্চিন্তা</text:p>
          </table:table-cell>
        </table:table-row>
        <table:table-row>
          <table:table-cell table:style-name="Table1.A601" office:value-type="string">
            <text:p text:style-name="P37">Fuel</text:p>
          </table:table-cell>
          <table:table-cell table:style-name="Table1.B601" office:value-type="string">
            <text:p text:style-name="P114">বাড়িয়ে দেওয়া</text:p>
          </table:table-cell>
          <table:table-cell table:style-name="Table1.C601" office:value-type="string">
            <text:p text:style-name="P38">Restrain</text:p>
          </table:table-cell>
          <table:table-cell table:style-name="Table1.D601" office:value-type="string">
            <text:p text:style-name="P134"><text:span text:style-name="T7">আটকান, </text:span><text:span text:style-name="T8">সামলান, </text:span><text:span text:style-name="T12">সংযত করা</text:span></text:p>
          </table:table-cell>
        </table:table-row>
        <table:table-row>
          <table:table-cell table:style-name="Table1.A601" office:value-type="string">
            <text:p text:style-name="P39">Diversified</text:p>
          </table:table-cell>
          <table:table-cell table:style-name="Table1.B601" office:value-type="string">
            <text:p text:style-name="P115">বিচিত্র</text:p>
          </table:table-cell>
          <table:table-cell table:style-name="Table1.C601" office:value-type="string">
            <text:p text:style-name="P40">Wilted</text:p>
          </table:table-cell>
          <table:table-cell table:style-name="Table1.D601" office:value-type="string">
            <text:p text:style-name="P125">শুকিয়ে গেছে এমন</text:p>
          </table:table-cell>
        </table:table-row>
        <table:table-row>
          <table:table-cell table:style-name="Table1.A601" office:value-type="string">
            <text:p text:style-name="P40">Copious</text:p>
          </table:table-cell>
          <table:table-cell table:style-name="Table1.B601" office:value-type="string">
            <text:p text:style-name="P116">প্রচুর</text:p>
          </table:table-cell>
          <table:table-cell table:style-name="Table1.C601" office:value-type="string">
            <text:p text:style-name="P41">Cinematograph</text:p>
          </table:table-cell>
          <table:table-cell table:style-name="Table1.D601" office:value-type="string">
            <text:p text:style-name="P126">an early motion-picture projector</text:p>
          </table:table-cell>
        </table:table-row>
        <table:table-row>
          <table:table-cell table:style-name="Table1.A601" office:value-type="string">
            <text:p text:style-name="P41">overwhelmingly</text:p>
          </table:table-cell>
          <table:table-cell table:style-name="Table1.B601" office:value-type="string">
            <text:p text:style-name="P117">অত্যধিক</text:p>
          </table:table-cell>
          <table:table-cell table:style-name="Table1.C601" office:value-type="string">
            <text:p text:style-name="P41">Effectively</text:p>
          </table:table-cell>
          <table:table-cell table:style-name="Table1.D601" office:value-type="string">
            <text:p text:style-name="P126">সাফল্যের সঙ্গে<text:tab/></text:p>
          </table:table-cell>
        </table:table-row>
        <table:table-row>
          <table:table-cell table:style-name="Table1.A601" office:value-type="string">
            <text:p text:style-name="P42">Whim</text:p>
          </table:table-cell>
          <table:table-cell table:style-name="Table1.B601" office:value-type="string">
            <text:p text:style-name="P118">খেয়ালখুশি</text:p>
          </table:table-cell>
          <table:table-cell table:style-name="Table1.C601" office:value-type="string">
            <text:p text:style-name="P43">Lease of life</text:p>
          </table:table-cell>
          <table:table-cell table:style-name="Table1.D601" office:value-type="string">
            <text:p text:style-name="P127">নবজীবন</text:p>
          </table:table-cell>
        </table:table-row>
        <table:table-row>
          <table:table-cell table:style-name="Table1.A601" office:value-type="string">
            <text:p text:style-name="P43">Worn off</text:p>
          </table:table-cell>
          <table:table-cell table:style-name="Table1.B601" office:value-type="string">
            <text:p text:style-name="P119">ঘষিয়া ঘষিয়া ক্ষয় করা</text:p>
          </table:table-cell>
          <table:table-cell table:style-name="Table1.C601" office:value-type="string">
            <text:p text:style-name="P43">Gimmick</text:p>
          </table:table-cell>
          <table:table-cell table:style-name="Table1.D601" office:value-type="string">
            <text:p text:style-name="P127">আকর্ষণের কায়দা</text:p>
          </table:table-cell>
        </table:table-row>
        <table:table-row>
          <table:table-cell table:style-name="Table1.A601" office:value-type="string">
            <text:p text:style-name="P44">Fairground</text:p>
          </table:table-cell>
          <table:table-cell table:style-name="Table1.B601" office:value-type="string">
            <text:p text:style-name="P120">মেলাস্থল</text:p>
          </table:table-cell>
          <table:table-cell table:style-name="Table1.C601" office:value-type="string">
            <text:p text:style-name="P45">Hooves</text:p>
          </table:table-cell>
          <table:table-cell table:style-name="Table1.D601" office:value-type="string">
            <text:p text:style-name="P128">অশ্বখুর</text:p>
          </table:table-cell>
        </table:table-row>
        <table:table-row>
          <table:table-cell table:style-name="Table1.A601" office:value-type="string">
            <text:p text:style-name="P45">Gallop</text:p>
          </table:table-cell>
          <table:table-cell table:style-name="Table1.B601" office:value-type="string">
            <text:p text:style-name="P121">দ্রুত ছোটা</text:p>
          </table:table-cell>
          <table:table-cell table:style-name="Table1.C601" office:value-type="string">
            <text:p text:style-name="P46">Miraculously</text:p>
          </table:table-cell>
          <table:table-cell table:style-name="Table1.D601" office:value-type="string">
            <text:p text:style-name="P129">অলৌকিকভাবে</text:p>
          </table:table-cell>
        </table:table-row>
        <table:table-row>
          <table:table-cell table:style-name="Table1.A601" office:value-type="string">
            <text:p text:style-name="P47">Factual</text:p>
          </table:table-cell>
          <table:table-cell table:style-name="Table1.B601" office:value-type="string">
            <text:p text:style-name="P102"><text:span text:style-name="T19">বাস্তবিক, </text:span>প্রকৃত, <text:span text:style-name="T17">substantial</text:span></text:p>
          </table:table-cell>
          <table:table-cell table:style-name="Table1.C601" office:value-type="string">
            <text:p text:style-name="P47">Suspicious</text:p>
          </table:table-cell>
          <table:table-cell table:style-name="Table1.D601" office:value-type="string">
            <text:p text:style-name="P130">সন্দেহজনক, fishy</text:p>
          </table:table-cell>
        </table:table-row>
        <table:table-row>
          <table:table-cell table:style-name="Table1.A601" office:value-type="string">
            <text:p text:style-name="P47">Grown-up</text:p>
          </table:table-cell>
          <table:table-cell table:style-name="Table1.B601" office:value-type="string">
            <text:p text:style-name="P104">Adult, mature</text:p>
          </table:table-cell>
          <table:table-cell table:style-name="Table1.C601" office:value-type="string">
            <text:p text:style-name="P47">Escape</text:p>
          </table:table-cell>
          <table:table-cell table:style-name="Table1.D601" office:value-type="string">
            <text:p text:style-name="P130">পলায়ন</text:p>
          </table:table-cell>
        </table:table-row>
        <table:table-row>
          <table:table-cell table:style-name="Table1.A601" office:value-type="string">
            <text:p text:style-name="P47">Replete</text:p>
          </table:table-cell>
          <table:table-cell table:style-name="Table1.B601" office:value-type="string">
            <text:p text:style-name="P104">ভরপুর</text:p>
          </table:table-cell>
          <table:table-cell table:style-name="Table1.C601" office:value-type="string">
            <text:p text:style-name="P47">Self-contentment</text:p>
          </table:table-cell>
          <table:table-cell table:style-name="Table1.D601" office:value-type="string">
            <text:p text:style-name="P130">আত্ম তৃপ্তি</text:p>
          </table:table-cell>
        </table:table-row>
        <table:table-row>
          <table:table-cell table:style-name="Table1.A601" office:value-type="string">
            <text:p text:style-name="P48">Integram part</text:p>
          </table:table-cell>
          <table:table-cell table:style-name="Table1.B601" office:value-type="string">
            <text:p text:style-name="P105">অবিচ্ছেদ্য অংশ</text:p>
          </table:table-cell>
          <table:table-cell table:style-name="Table1.C601" office:value-type="string">
            <text:p text:style-name="P48">Strain</text:p>
          </table:table-cell>
          <table:table-cell table:style-name="Table1.D601" office:value-type="string">
            <text:p text:style-name="P131">ধকল, অত্যাচার</text:p>
          </table:table-cell>
        </table:table-row>
        <table:table-row>
          <table:table-cell table:style-name="Table1.A601" office:value-type="string">
            <text:p text:style-name="P48">Considerably underlength</text:p>
          </table:table-cell>
          <table:table-cell table:style-name="Table1.B601" office:value-type="string">
            <text:p text:style-name="P105">ছোট</text:p>
          </table:table-cell>
          <table:table-cell table:style-name="Table1.C601" office:value-type="string">
            <text:p text:style-name="P48">Inevitable</text:p>
          </table:table-cell>
          <table:table-cell table:style-name="Table1.D601" office:value-type="string">
            <text:p text:style-name="P131">Inescapable</text:p>
          </table:table-cell>
        </table:table-row>
        <table:table-row>
          <table:table-cell table:style-name="Table1.A601" office:value-type="string">
            <text:p text:style-name="P48">periodicals</text:p>
          </table:table-cell>
          <table:table-cell table:style-name="Table1.B601" office:value-type="string">
            <text:p text:style-name="P105">A magazine or newspaper published at regular intervals</text:p>
          </table:table-cell>
          <table:table-cell table:style-name="Table1.C601" office:value-type="string">
            <text:p text:style-name="P49">Theoretically</text:p>
          </table:table-cell>
          <table:table-cell table:style-name="Table1.D601" office:value-type="string">
            <text:p text:style-name="P132">তাত্ত্বিকভাবে</text:p>
          </table:table-cell>
        </table:table-row>
        <table:table-row>
          <table:table-cell table:style-name="Table1.A601" office:value-type="string">
            <text:p text:style-name="P49">Bibliography</text:p>
          </table:table-cell>
          <table:table-cell table:style-name="Table1.B601" office:value-type="string">
            <text:p text:style-name="P106">গ্রন্থ-পঁজী</text:p>
          </table:table-cell>
          <table:table-cell table:style-name="Table1.C601" office:value-type="string">
            <text:p text:style-name="P50">Sanctuary</text:p>
          </table:table-cell>
          <table:table-cell table:style-name="Table1.D601" office:value-type="string">
            <text:p text:style-name="P133">আশ্রয়স্থল</text:p>
          </table:table-cell>
        </table:table-row>
        <table:table-row>
          <table:table-cell table:style-name="Table1.A601" office:value-type="string">
            <text:p text:style-name="P51">Laterality</text:p>
          </table:table-cell>
          <table:table-cell table:style-name="Table1.B601" office:value-type="string">
            <text:p text:style-name="P93">dominance of one side of the brain in controlling particular activities or functions, or of one of a pair of organs such as the eyes or hands.</text:p>
          </table:table-cell>
          <table:table-cell table:style-name="Table1.C601" office:value-type="string">
            <text:p text:style-name="P52">arcade</text:p>
          </table:table-cell>
          <table:table-cell table:style-name="Table1.D601" office:value-type="string">
            <text:p text:style-name="P95">a covered passageway with arches along one or both sides.</text:p>
          </table:table-cell>
        </table:table-row>
        <table:table-row>
          <table:table-cell table:style-name="Table1.A601" office:value-type="string">
            <text:p text:style-name="P53">Prey</text:p>
          </table:table-cell>
          <table:table-cell table:style-name="Table1.B601" office:value-type="string">
            <text:p text:style-name="P94">victim</text:p>
          </table:table-cell>
          <table:table-cell table:style-name="Table1.C601" office:value-type="string">
            <text:p text:style-name="P53">Ancestry</text:p>
          </table:table-cell>
          <table:table-cell table:style-name="Table1.D601" office:value-type="string">
            <text:p text:style-name="P96">পূর্বপুরুষগণ</text:p>
          </table:table-cell>
        </table:table-row>
        <table:table-row>
          <table:table-cell table:style-name="Table1.A601" office:value-type="string">
            <text:p text:style-name="P53">Maneuber</text:p>
          </table:table-cell>
          <table:table-cell table:style-name="Table1.B601" office:value-type="string">
            <text:p text:style-name="P94">রণকৌশল, কৌশল</text:p>
          </table:table-cell>
          <table:table-cell table:style-name="Table1.C601" office:value-type="string">
            <text:p text:style-name="P53">Lantern</text:p>
          </table:table-cell>
          <table:table-cell table:style-name="Table1.D601" office:value-type="string">
            <text:p text:style-name="P96">প্রদীপ</text:p>
          </table:table-cell>
        </table:table-row>
        <table:table-row>
          <table:table-cell table:style-name="Table1.A601" office:value-type="string">
            <text:p text:style-name="P53">pinprick</text:p>
          </table:table-cell>
          <table:table-cell table:style-name="Table1.B601" office:value-type="string">
            <text:p text:style-name="P94">সামান্য খোঁচা</text:p>
          </table:table-cell>
          <table:table-cell table:style-name="Table1.C601" office:value-type="string">
            <text:p text:style-name="P53">Uncanny</text:p>
          </table:table-cell>
          <table:table-cell table:style-name="Table1.D601" office:value-type="string">
            <text:p text:style-name="P98"><text:span text:style-name="T20">ভুতুড়ে, </text:span><text:span text:style-name="T15">রহস্যময়, </text:span><text:span text:style-name="T18">mysterious</text:span></text:p>
          </table:table-cell>
        </table:table-row>
        <text:soft-page-break/>
        <table:table-row>
          <table:table-cell table:style-name="Table1.A601" office:value-type="string">
            <text:p text:style-name="P53">Phantom</text:p>
          </table:table-cell>
          <table:table-cell table:style-name="Table1.B601" office:value-type="string">
            <text:p text:style-name="P94">ভূত</text:p>
          </table:table-cell>
          <table:table-cell table:style-name="Table1.C601" office:value-type="string">
            <text:p text:style-name="P53">Limb</text:p>
          </table:table-cell>
          <table:table-cell table:style-name="Table1.D601" office:value-type="string">
            <text:p text:style-name="P96">an arm or leg of a person or four-legged animal</text:p>
          </table:table-cell>
        </table:table-row>
        <table:table-row>
          <table:table-cell table:style-name="Table1.A601" office:value-type="string">
            <text:p text:style-name="P53">Dumb</text:p>
          </table:table-cell>
          <table:table-cell table:style-name="Table1.B601" office:value-type="string">
            <text:p text:style-name="P122">বাকশক্তিহীন, unable to speak</text:p>
          </table:table-cell>
          <table:table-cell table:style-name="Table1.C601" office:value-type="string">
            <text:p text:style-name="P53">Entwined</text:p>
          </table:table-cell>
          <table:table-cell table:style-name="Table1.D601" office:value-type="string">
            <text:p text:style-name="P96">wind or twist togethe<text:span text:style-name="T22">r</text:span></text:p>
          </table:table-cell>
        </table:table-row>
        <table:table-row>
          <table:table-cell table:style-name="Table1.A601" office:value-type="string">
            <text:p text:style-name="P53">Aqueduct</text:p>
          </table:table-cell>
          <table:table-cell table:style-name="Table1.B601" office:value-type="string">
            <text:p text:style-name="P97">an artificial channel for conveying water</text:p>
          </table:table-cell>
          <table:table-cell table:style-name="Table1.C601" office:value-type="string">
            <text:p text:style-name="P53">Turbine</text:p>
          </table:table-cell>
          <table:table-cell table:style-name="Table1.D601" office:value-type="string">
            <text:p text:style-name="P96">ঘূর্ণযন্ত্র</text:p>
          </table:table-cell>
        </table:table-row>
        <table:table-row>
          <table:table-cell table:style-name="Table1.A601" office:value-type="string">
            <text:p text:style-name="P53">Spun</text:p>
          </table:table-cell>
          <table:table-cell table:style-name="Table1.B601" office:value-type="string">
            <text:p text:style-name="P96">সুতা</text:p>
          </table:table-cell>
          <table:table-cell table:style-name="Table1.C601" office:value-type="string">
            <text:p text:style-name="P53">Jeopardize</text:p>
          </table:table-cell>
          <table:table-cell table:style-name="Table1.D601" office:value-type="string">
            <text:p text:style-name="P122">বিপন্ন করা</text:p>
          </table:table-cell>
        </table:table-row>
        <table:table-row>
          <table:table-cell table:style-name="Table1.A601" office:value-type="string">
            <text:p text:style-name="P53">Reservoir</text:p>
          </table:table-cell>
          <table:table-cell table:style-name="Table1.B601" office:value-type="string">
            <text:p text:style-name="P123">জলাধার</text:p>
          </table:table-cell>
          <table:table-cell table:style-name="Table1.C601" office:value-type="string">
            <text:p text:style-name="P53">Thrive</text:p>
          </table:table-cell>
          <table:table-cell table:style-name="Table1.D601" office:value-type="string">
            <text:p text:style-name="P94">grow or develop well or vigorously.</text:p>
          </table:table-cell>
        </table:table-row>
        <table:table-row>
          <table:table-cell table:style-name="Table1.A601" office:value-type="string">
            <text:p text:style-name="P53">Aquifer</text:p>
          </table:table-cell>
          <table:table-cell table:style-name="Table1.B601" office:value-type="string">
            <text:p text:style-name="P135">জলবাহী স্তর</text:p>
          </table:table-cell>
          <table:table-cell table:style-name="Table1.C601" office:value-type="string">
            <text:p text:style-name="P53">Quadrupled</text:p>
          </table:table-cell>
          <table:table-cell table:style-name="Table1.D601" office:value-type="string">
            <text:p text:style-name="P94">চারগুণ</text:p>
          </table:table-cell>
        </table:table-row>
        <table:table-row>
          <table:table-cell table:style-name="Table1.A601" office:value-type="string">
            <text:p text:style-name="P53">Psyche</text:p>
          </table:table-cell>
          <table:table-cell table:style-name="Table1.B601" office:value-type="string">
            <text:p text:style-name="P135">আত্মা</text:p>
          </table:table-cell>
          <table:table-cell table:style-name="Table1.C601" office:value-type="string">
            <text:p text:style-name="P53">Relive</text:p>
          </table:table-cell>
          <table:table-cell table:style-name="Table1.D601" office:value-type="string">
            <text:p text:style-name="P122">স্বস্তি দেওয়া</text:p>
          </table:table-cell>
        </table:table-row>
        <table:table-row>
          <table:table-cell table:style-name="Table1.A601" office:value-type="string">
            <text:p text:style-name="P53">Solemnly</text:p>
          </table:table-cell>
          <table:table-cell table:style-name="Table1.B601" office:value-type="string">
            <text:p text:style-name="P135">দৃঢ়তার সঙ্গে</text:p>
          </table:table-cell>
          <table:table-cell table:style-name="Table1.C601" office:value-type="string">
            <text:p text:style-name="P53">Indirect</text:p>
          </table:table-cell>
          <table:table-cell table:style-name="Table1.D601" office:value-type="string">
            <text:p text:style-name="P122">পরোক্ষ</text:p>
          </table:table-cell>
        </table:table-row>
        <table:table-row>
          <table:table-cell table:style-name="Table1.A601" office:value-type="string">
            <text:p text:style-name="P53">Dramatisation</text:p>
          </table:table-cell>
          <table:table-cell table:style-name="Table1.B601" office:value-type="string">
            <text:p text:style-name="P135">নাটকীয়</text:p>
          </table:table-cell>
          <table:table-cell table:style-name="Table1.C601" office:value-type="string">
            <text:p text:style-name="P53">Paraconsciously</text:p>
          </table:table-cell>
          <table:table-cell table:style-name="Table1.D601" office:value-type="string">
            <text:p text:style-name="P122">অজান্তে </text:p>
          </table:table-cell>
        </table:table-row>
        <table:table-row>
          <table:table-cell table:style-name="Table1.A601" office:value-type="string">
            <text:p text:style-name="P53">Trance state</text:p>
          </table:table-cell>
          <table:table-cell table:style-name="Table1.B601" office:value-type="string">
            <text:p text:style-name="P96">a half-conscious state</text:p>
          </table:table-cell>
          <table:table-cell table:style-name="Table1.C601" office:value-type="string">
            <text:p text:style-name="P53">Placebo</text:p>
          </table:table-cell>
          <table:table-cell table:style-name="Table1.D601" office:value-type="string">
            <text:p text:style-name="P122">রোগীর মন রাখার জন্য প্রদত্ত ঔষধ</text:p>
          </table:table-cell>
        </table:table-row>
        <table:table-row>
          <table:table-cell table:style-name="Table1.A601" office:value-type="string">
            <text:p text:style-name="P54">Dispensed</text:p>
          </table:table-cell>
          <table:table-cell table:style-name="Table1.B601" office:value-type="string">
            <text:p text:style-name="P96">distribute or provide to a number of people.</text:p>
          </table:table-cell>
          <table:table-cell table:style-name="Table1.C601" office:value-type="string">
            <text:p text:style-name="P54">Autocratic</text:p>
          </table:table-cell>
          <table:table-cell table:style-name="Table1.D601" office:value-type="string">
            <text:p text:style-name="P136">স্বৈরাচারী</text:p>
          </table:table-cell>
        </table:table-row>
        <table:table-row>
          <table:table-cell table:style-name="Table1.A601" office:value-type="string">
            <text:p text:style-name="P54">Accr<text:span text:style-name="T21">e</text:span>dited</text:p>
          </table:table-cell>
          <table:table-cell table:style-name="Table1.B601" office:value-type="string">
            <text:p text:style-name="P103"><text:span text:style-name="T20">প্রচলিত, </text:span>সর্বজনস্বীকৃত</text:p>
          </table:table-cell>
          <table:table-cell table:style-name="Table1.C601" office:value-type="string">
            <text:p text:style-name="P54">Notoriety</text:p>
          </table:table-cell>
          <table:table-cell table:style-name="Table1.D601" office:value-type="string">
            <text:p text:style-name="P107">দুর্নাম</text:p>
          </table:table-cell>
        </table:table-row>
        <table:table-row>
          <table:table-cell table:style-name="Table1.A601" office:value-type="string">
            <text:p text:style-name="P54">Emulate</text:p>
          </table:table-cell>
          <table:table-cell table:style-name="Table1.B601" office:value-type="string">
            <text:p text:style-name="P103">প্রতিযোগিতা করা</text:p>
          </table:table-cell>
          <table:table-cell table:style-name="Table1.C601" office:value-type="string">
            <text:p text:style-name="P54">Mediocre</text:p>
          </table:table-cell>
          <table:table-cell table:style-name="Table1.D601" office:value-type="string">
            <text:p text:style-name="P107">মাঝারি</text:p>
          </table:table-cell>
        </table:table-row>
        <table:table-row>
          <table:table-cell table:style-name="Table1.A601" office:value-type="string">
            <text:p text:style-name="P55">Combative</text:p>
          </table:table-cell>
          <table:table-cell table:style-name="Table1.B601" office:value-type="string">
            <text:p text:style-name="P108">রণশীল</text:p>
          </table:table-cell>
          <table:table-cell table:style-name="Table1.C601" office:value-type="string">
            <text:p text:style-name="P56">Liaise</text:p>
          </table:table-cell>
          <table:table-cell table:style-name="Table1.D601" office:value-type="string">
            <text:p text:style-name="P109">যোগাযোগ করা</text:p>
          </table:table-cell>
        </table:table-row>
        <table:table-row>
          <table:table-cell table:style-name="Table1.A601" office:value-type="string">
            <text:p text:style-name="P139">Desolate</text:p>
          </table:table-cell>
          <table:table-cell table:style-name="Table1.B601" office:value-type="string">
            <text:p text:style-name="P108"><text:bookmark text:name="result_box"/><text:span text:style-name="T23">জনশূন্য</text:span></text:p>
          </table:table-cell>
          <table:table-cell table:style-name="Table1.C601" office:value-type="string">
            <text:p text:style-name="P140">Perpetual</text:p>
          </table:table-cell>
          <table:table-cell table:style-name="Table1.D601" office:value-type="string">
            <text:p text:style-name="P109"><text:bookmark text:name="result_box1"/><text:span text:style-name="T23">চিরস্থায়ী</text:span></text:p>
          </table:table-cell>
        </table:table-row>
        <table:table-row>
          <table:table-cell table:style-name="Table1.A601" office:value-type="string">
            <text:p text:style-name="P141">crumble</text:p>
          </table:table-cell>
          <table:table-cell table:style-name="Table1.B601" office:value-type="string">
            <text:p text:style-name="P108"><text:bookmark text:name="result_box2"/><text:span text:style-name="T23">টুকরা টুকরা করা</text:span></text:p>
          </table:table-cell>
          <table:table-cell table:style-name="Table1.C601" office:value-type="string">
            <text:p text:style-name="P141">break apart</text:p>
          </table:table-cell>
          <table:table-cell table:style-name="Table1.D601" office:value-type="string">
            <text:p text:style-name="P186">Break off</text:p>
          </table:table-cell>
        </table:table-row>
        <table:table-row>
          <table:table-cell table:style-name="Table1.A601" office:value-type="string">
            <text:p text:style-name="P142">Moss</text:p>
          </table:table-cell>
          <table:table-cell table:style-name="Table1.B601" office:value-type="string">
            <text:p text:style-name="P108"><text:bookmark text:name="result_box3"/><text:span text:style-name="T23">শৈবাল</text:span></text:p>
          </table:table-cell>
          <table:table-cell table:style-name="Table1.C601" office:value-type="string">
            <text:p text:style-name="P143">Pristine</text:p>
          </table:table-cell>
          <table:table-cell table:style-name="Table1.D601" office:value-type="string">
            <text:p text:style-name="P186"><text:bookmark text:name="result_box4"/><text:span text:style-name="T23">আদিম</text:span></text:p>
          </table:table-cell>
        </table:table-row>
        <table:table-row>
          <table:table-cell table:style-name="Table1.A601" office:value-type="string">
            <text:p text:style-name="P144">vestige</text:p>
          </table:table-cell>
          <table:table-cell table:style-name="Table1.B601" office:value-type="string">
            <text:p text:style-name="P187">কণা</text:p>
          </table:table-cell>
          <table:table-cell table:style-name="Table1.C601" office:value-type="string">
            <text:p text:style-name="P144">Vegetation</text:p>
          </table:table-cell>
          <table:table-cell table:style-name="Table1.D601" office:value-type="string">
            <text:p text:style-name="P186"><text:bookmark text:name="result_box5"/><text:span text:style-name="T23">গাছপালা</text:span></text:p>
          </table:table-cell>
        </table:table-row>
        <table:table-row>
          <table:table-cell table:style-name="Table1.A601" office:value-type="string">
            <text:p text:style-name="P145">Plummeted</text:p>
          </table:table-cell>
          <table:table-cell table:style-name="Table1.B601" office:value-type="string">
            <text:p text:style-name="P187"><text:bookmark text:name="result_box6"/><text:span text:style-name="T23">নিচে পড়ে গেল</text:span></text:p>
          </table:table-cell>
          <table:table-cell table:style-name="Table1.C601" office:value-type="string">
            <text:p text:style-name="P146">dismantled</text:p>
          </table:table-cell>
          <table:table-cell table:style-name="Table1.D601" office:value-type="string">
            <text:p text:style-name="P188">ভাঙ্গিয়া ফেলা</text:p>
          </table:table-cell>
        </table:table-row>
        <table:table-row>
          <table:table-cell table:style-name="Table1.A601" office:value-type="string">
            <text:p text:style-name="P146">Step out</text:p>
          </table:table-cell>
          <table:table-cell table:style-name="Table1.B601" office:value-type="string">
            <text:p text:style-name="P187"><text:bookmark text:name="result_box7"/><text:span text:style-name="T23">পা বাড়ান</text:span></text:p>
          </table:table-cell>
          <table:table-cell table:style-name="Table1.C601" office:value-type="string">
            <text:p text:style-name="P146">Pass over</text:p>
          </table:table-cell>
          <table:table-cell table:style-name="Table1.D601" office:value-type="string">
            <text:p text:style-name="P188"><text:bookmark text:name="result_box8"/><text:span text:style-name="T23">অতিক্রম করা</text:span></text:p>
          </table:table-cell>
        </table:table-row>
        <table:table-row>
          <table:table-cell table:style-name="Table1.A601" office:value-type="string">
            <text:p text:style-name="P147">Outpost</text:p>
          </table:table-cell>
          <table:table-cell table:style-name="Table1.B601" office:value-type="string">
            <text:p text:style-name="P187">ঘাঁটি</text:p>
          </table:table-cell>
          <table:table-cell table:style-name="Table1.C601" office:value-type="string">
            <text:p text:style-name="P148">Queasy</text:p>
          </table:table-cell>
          <table:table-cell table:style-name="Table1.D601" office:value-type="string">
            <text:p text:style-name="P188">অসুস্থ বোধ করিতেছে</text:p>
          </table:table-cell>
        </table:table-row>
        <table:table-row>
          <table:table-cell table:style-name="Table1.A601" office:value-type="string">
            <text:p text:style-name="P149">Fanning out</text:p>
          </table:table-cell>
          <table:table-cell table:style-name="Table1.B601" office:value-type="string">
            <text:p text:style-name="P187"><text:bookmark text:name="result_box10"/><text:span text:style-name="T23">ছড়িয়ে পড়ছে</text:span></text:p>
          </table:table-cell>
          <table:table-cell table:style-name="Table1.C601" office:value-type="string">
            <text:p text:style-name="P150">Treacherous</text:p>
          </table:table-cell>
          <table:table-cell table:style-name="Table1.D601" office:value-type="string">
            <text:p text:style-name="P188"><text:bookmark text:name="result_box11"/><text:span text:style-name="T23">বিশ্বাসঘাতক</text:span></text:p>
          </table:table-cell>
        </table:table-row>
        <table:table-row>
          <table:table-cell table:style-name="Table1.A601" office:value-type="string">
            <text:p text:style-name="P151">Precipitation</text:p>
          </table:table-cell>
          <table:table-cell table:style-name="Table1.B601" office:value-type="string">
            <text:p text:style-name="P187"><text:bookmark text:name="result_box12"/><text:span text:style-name="T23">বৃষ্টিপাতের পরিমাণ</text:span></text:p>
          </table:table-cell>
          <table:table-cell table:style-name="Table1.C601" office:value-type="string">
            <text:p text:style-name="P152">Terrain</text:p>
          </table:table-cell>
          <table:table-cell table:style-name="Table1.D601" office:value-type="string">
            <text:p text:style-name="P188"><text:bookmark text:name="result_box13"/><text:span text:style-name="T23">ভূখণ্ড</text:span></text:p>
          </table:table-cell>
        </table:table-row>
        <table:table-row>
          <table:table-cell table:style-name="Table1.A601" office:value-type="string">
            <text:p text:style-name="P153">Receded</text:p>
          </table:table-cell>
          <table:table-cell table:style-name="Table1.B601" office:value-type="string">
            <text:p text:style-name="P187"><text:bookmark text:name="result_box14"/><text:span text:style-name="T23">কমে আসে</text:span></text:p>
          </table:table-cell>
          <table:table-cell table:style-name="Table1.C601" office:value-type="string">
            <text:p text:style-name="P154">Stirred up</text:p>
          </table:table-cell>
          <table:table-cell table:style-name="Table1.D601" office:value-type="string">
            <text:p text:style-name="P192"><text:bookmark text:name="result_box15"/><text:span text:style-name="T9">আলোড়িত </text:span>করা</text:p>
          </table:table-cell>
        </table:table-row>
        <table:table-row>
          <table:table-cell table:style-name="Table1.A601" office:value-type="string">
            <text:p text:style-name="P155">Treasure trove</text:p>
          </table:table-cell>
          <table:table-cell table:style-name="Table1.B601" office:value-type="string">
            <text:p text:style-name="P187"><text:bookmark text:name="result_box16"/><text:span text:style-name="T23">গুপ্তধন</text:span></text:p>
          </table:table-cell>
          <table:table-cell table:style-name="Table1.C601" office:value-type="string">
            <text:p text:style-name="P156">precarious</text:p>
          </table:table-cell>
          <table:table-cell table:style-name="Table1.D601" office:value-type="string">
            <text:p text:style-name="P196">অনিশ্চিত, <text:span text:style-name="T29">বিপজ্জনক</text:span></text:p>
          </table:table-cell>
        </table:table-row>
        <table:table-row>
          <table:table-cell table:style-name="Table1.A601" office:value-type="string">
            <text:p text:style-name="P156">indulgence</text:p>
          </table:table-cell>
          <table:table-cell table:style-name="Table1.B601" office:value-type="string">
            <text:p text:style-name="P189">আবদার</text:p>
          </table:table-cell>
          <table:table-cell table:style-name="Table1.C601" office:value-type="string">
            <text:p text:style-name="P157">Scallop</text:p>
          </table:table-cell>
          <table:table-cell table:style-name="Table1.D601" office:value-type="string">
            <text:p text:style-name="P195"><text:bookmark text:name="result_box17"/><text:span text:style-name="T23">শামুকবিশেষ</text:span></text:p>
          </table:table-cell>
        </table:table-row>
        <table:table-row>
          <table:table-cell table:style-name="Table1.A601" office:value-type="string">
            <text:p text:style-name="P157">Algae</text:p>
          </table:table-cell>
          <table:table-cell table:style-name="Table1.B601" office:value-type="string">
            <text:p text:style-name="P189"><text:bookmark text:name="result_box18"/><text:span text:style-name="T23">শেত্তলাগুলি</text:span></text:p>
          </table:table-cell>
          <table:table-cell table:style-name="Table1.C601" office:value-type="string">
            <text:p text:style-name="P158">Wilderness</text:p>
          </table:table-cell>
          <table:table-cell table:style-name="Table1.D601" office:value-type="string">
            <text:p text:style-name="P195">জনহীন স্থান</text:p>
          </table:table-cell>
        </table:table-row>
        <table:table-row>
          <table:table-cell table:style-name="Table1.A601" office:value-type="string">
            <text:p text:style-name="P159">Unearthly</text:p>
          </table:table-cell>
          <table:table-cell table:style-name="Table1.B601" office:value-type="string">
            <text:p text:style-name="P189"><text:bookmark text:name="result_box19"/><text:span text:style-name="T23">অতিশয় অসুবিধাজনক</text:span></text:p>
          </table:table-cell>
          <table:table-cell table:style-name="Table1.C601" office:value-type="string">
            <text:p text:style-name="P160">Barren</text:p>
          </table:table-cell>
          <table:table-cell table:style-name="Table1.D601" office:value-type="string">
            <text:p text:style-name="P195"><text:bookmark text:name="result_box20"/><text:span text:style-name="T23">অনুর্বর</text:span></text:p>
          </table:table-cell>
        </table:table-row>
        <table:table-row>
          <table:table-cell table:style-name="Table1.A601" office:value-type="string">
            <text:p text:style-name="P161">Rugged</text:p>
          </table:table-cell>
          <table:table-cell table:style-name="Table1.B601" office:value-type="string">
            <text:p text:style-name="P189"><text:bookmark text:name="result_box21"/><text:span text:style-name="T23">শ্রমসাধ্য</text:span></text:p>
          </table:table-cell>
          <table:table-cell table:style-name="Table1.C601" office:value-type="string">
            <text:p text:style-name="P162">Immerse</text:p>
          </table:table-cell>
          <table:table-cell table:style-name="Table1.D601" office:value-type="string">
            <text:p text:style-name="P195"><text:bookmark text:name="result_box22"/><text:span text:style-name="T23">মগ্ন করা</text:span></text:p>
          </table:table-cell>
        </table:table-row>
        <table:table-row>
          <table:table-cell table:style-name="Table1.A601" office:value-type="string">
            <text:p text:style-name="P163">Petrified</text:p>
          </table:table-cell>
          <table:table-cell table:style-name="Table1.B601" office:value-type="string">
            <text:p text:style-name="P190">প্রস্তরীভূত করা</text:p>
          </table:table-cell>
          <table:table-cell table:style-name="Table1.C601" office:value-type="string">
            <text:p text:style-name="P164">exquisitely</text:p>
          </table:table-cell>
          <table:table-cell table:style-name="Table1.D601" office:value-type="string">
            <text:p text:style-name="P195"><text:bookmark text:name="result_box23"/><text:span text:style-name="T23">অত্যন্ত সুন্দরভাবে</text:span></text:p>
          </table:table-cell>
        </table:table-row>
        <text:soft-page-break/>
        <table:table-row>
          <table:table-cell table:style-name="Table1.A601" office:value-type="string">
            <text:p text:style-name="P165">shatter</text:p>
          </table:table-cell>
          <table:table-cell table:style-name="Table1.B601" office:value-type="string">
            <text:p text:style-name="P191">চূর্ণবিচূর্ণ করা</text:p>
          </table:table-cell>
          <table:table-cell table:style-name="Table1.C601" office:value-type="string">
            <text:p text:style-name="P165">Shrouded in mystery</text:p>
          </table:table-cell>
          <table:table-cell table:style-name="Table1.D601" office:value-type="string">
            <text:p text:style-name="P193"><text:bookmark text:name="result_box24"/><text:span text:style-name="T24">রহস্য মধ্যে </text:span><text:bookmark text:name="result_box25"/><text:span text:style-name="T23">আবৃত</text:span></text:p>
          </table:table-cell>
        </table:table-row>
        <table:table-row>
          <table:table-cell table:style-name="Table1.A601" office:value-type="string">
            <text:p text:style-name="P166">Antiquity</text:p>
          </table:table-cell>
          <table:table-cell table:style-name="Table1.B601" office:value-type="string">
            <text:p text:style-name="P191">প্রাচীন যুগ</text:p>
          </table:table-cell>
          <table:table-cell table:style-name="Table1.C601" office:value-type="string">
            <text:p text:style-name="P167">Marsh</text:p>
          </table:table-cell>
          <table:table-cell table:style-name="Table1.D601" office:value-type="string">
            <text:p text:style-name="P194"><text:bookmark text:name="result_box26"/><text:span text:style-name="T23">জলাভূমি, </text:span><text:span text:style-name="T25">mud flat, </text:span><text:span text:style-name="T26">swamp</text:span></text:p>
          </table:table-cell>
        </table:table-row>
        <table:table-row>
          <table:table-cell table:style-name="Table1.A601" office:value-type="string">
            <text:p text:style-name="P168">Resurrect</text:p>
          </table:table-cell>
          <table:table-cell table:style-name="Table1.B601" office:value-type="string">
            <text:p text:style-name="P191"><text:bookmark text:name="result_box27"/><text:span text:style-name="T23">পুনরূজ্জীবিত করা</text:span></text:p>
          </table:table-cell>
          <table:table-cell table:style-name="Table1.C601" office:value-type="string">
            <text:p text:style-name="P169">Concentric</text:p>
          </table:table-cell>
          <table:table-cell table:style-name="Table1.D601" office:value-type="string">
            <text:p text:style-name="P193"><text:bookmark text:name="result_box28"/><text:span text:style-name="T23">সমকেন্দ্রি</text:span></text:p>
          </table:table-cell>
        </table:table-row>
        <table:table-row>
          <table:table-cell table:style-name="Table1.A601" office:value-type="string">
            <text:p text:style-name="P170">Full-scale</text:p>
          </table:table-cell>
          <table:table-cell table:style-name="Table1.B601" office:value-type="string">
            <text:p text:style-name="P191"><text:bookmark text:name="result_box29"/><text:span text:style-name="T23">পূর্ণমাত্রায়</text:span></text:p>
          </table:table-cell>
          <table:table-cell table:style-name="Table1.C601" office:value-type="string">
            <text:p text:style-name="P171">Fabled</text:p>
          </table:table-cell>
          <table:table-cell table:style-name="Table1.D601" office:value-type="string">
            <text:p text:style-name="P193">কাল্পনিক</text:p>
          </table:table-cell>
        </table:table-row>
        <table:table-row>
          <table:table-cell table:style-name="Table1.A601" office:value-type="string">
            <text:p text:style-name="P172">Confluence</text:p>
          </table:table-cell>
          <table:table-cell table:style-name="Table1.B601" office:value-type="string">
            <text:p text:style-name="P191"><text:bookmark text:name="result_box30"/><text:span text:style-name="T23">নদীর সঙ্গমস্থলে অবস্থিত</text:span></text:p>
          </table:table-cell>
          <table:table-cell table:style-name="Table1.C601" office:value-type="string">
            <text:p text:style-name="P173">Cataclysmic <text:span text:style-name="T30">disaster</text:span></text:p>
          </table:table-cell>
          <table:table-cell table:style-name="Table1.D601" office:value-type="string">
            <text:p text:style-name="P193"><text:bookmark text:name="result_box32"/><text:span text:style-name="T23">ভয়ানক বিপর্যয়</text:span></text:p>
          </table:table-cell>
        </table:table-row>
        <table:table-row>
          <table:table-cell table:style-name="Table1.A601" office:value-type="string">
            <text:p text:style-name="P174">Violent earthquake</text:p>
          </table:table-cell>
          <table:table-cell table:style-name="Table1.B601" office:value-type="string">
            <text:p text:style-name="P191"><text:bookmark text:name="result_box33"/><text:span text:style-name="T23">ভয়াবহ ভূমিকম্প</text:span></text:p>
          </table:table-cell>
          <table:table-cell table:style-name="Table1.C601" office:value-type="string">
            <text:p text:style-name="P175">Ravaged</text:p>
          </table:table-cell>
          <table:table-cell table:style-name="Table1.D601" office:value-type="string">
            <text:p text:style-name="P193"><text:bookmark text:name="result_box34"/><text:span text:style-name="T23">বিধ্বস্ত</text:span></text:p>
          </table:table-cell>
        </table:table-row>
        <table:table-row>
          <table:table-cell table:style-name="Table1.A601" office:value-type="string">
            <text:p text:style-name="P176">Hinge</text:p>
          </table:table-cell>
          <table:table-cell table:style-name="Table1.B601" office:value-type="string">
            <text:p text:style-name="P191">নির্ভর করা</text:p>
          </table:table-cell>
          <table:table-cell table:style-name="Table1.C601" office:value-type="string">
            <text:p text:style-name="P177">Persevere</text:p>
          </table:table-cell>
          <table:table-cell table:style-name="Table1.D601" office:value-type="string">
            <text:p text:style-name="P197"><text:span text:style-name="T27">অটলভাবে চালাইয়া যাওয়া</text:span></text:p>
          </table:table-cell>
        </table:table-row>
        <table:table-row>
          <table:table-cell table:style-name="Table1.A601" office:value-type="string">
            <text:p text:style-name="P178">Remnant</text:p>
          </table:table-cell>
          <table:table-cell table:style-name="Table1.B601" office:value-type="string">
            <text:p text:style-name="P191">ধ্বংসাবশেষ</text:p>
          </table:table-cell>
          <table:table-cell table:style-name="Table1.C601" office:value-type="string">
            <text:p text:style-name="P179">Hasty</text:p>
          </table:table-cell>
          <table:table-cell table:style-name="Table1.D601" office:value-type="string">
            <text:p text:style-name="P197"><text:bookmark text:name="result_box36"/><text:span text:style-name="T23">দ্রুতগতি</text:span></text:p>
          </table:table-cell>
        </table:table-row>
        <table:table-row>
          <table:table-cell table:style-name="Table1.A601" office:value-type="string">
            <text:p text:style-name="P180">Contours</text:p>
          </table:table-cell>
          <table:table-cell table:style-name="Table1.B601" office:value-type="string">
            <text:p text:style-name="P191">সীমাসূচক রেখা</text:p>
          </table:table-cell>
          <table:table-cell table:style-name="Table1.C601" office:value-type="string">
            <text:p text:style-name="P181">Reminiscent</text:p>
          </table:table-cell>
          <table:table-cell table:style-name="Table1.D601" office:value-type="string">
            <text:p text:style-name="P198"><text:bookmark text:name="result_box37"/><text:span text:style-name="T23">স্মারক, </text:span><text:span text:style-name="T28">emblem</text:span></text:p>
          </table:table-cell>
        </table:table-row>
        <table:table-row>
          <table:table-cell table:style-name="Table1.A601" office:value-type="string">
            <text:p text:style-name="P182">Bustling</text:p>
          </table:table-cell>
          <table:table-cell table:style-name="Table1.B601" office:value-type="string">
            <text:p text:style-name="P191"><text:bookmark text:name="result_box38"/><text:span text:style-name="T23">কর্মব্যস্ত</text:span></text:p>
          </table:table-cell>
          <table:table-cell table:style-name="Table1.C601" office:value-type="string">
            <text:p text:style-name="P183">Deserted</text:p>
          </table:table-cell>
          <table:table-cell table:style-name="Table1.D601" office:value-type="string">
            <text:p text:style-name="P197"><text:bookmark text:name="result_box39"/><text:span text:style-name="T23">নির্জন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8</text:page-count></text:p>
      </style:footer>
    </style:master-page>
    <style:master-page style:name="MasterPageNext0" style:page-layout-name="Mpm1">
      <style:footer>
        <text:p text:style-name="MP2">Page <text:page-number text:select-page="current">16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05</meta:editing-cycles>
    <dc:date>2016-12-06T21:10:49.641473604</dc:date>
    <meta:editing-duration>PT17H12M57S</meta:editing-duration>
    <meta:print-date>2016-12-06T19:10:12.983242147</meta:print-date>
    <meta:document-statistic meta:table-count="1" meta:image-count="0" meta:object-count="0" meta:page-count="18" meta:paragraph-count="2388" meta:word-count="3768" meta:character-count="20883" meta:non-whitespace-character-count="19474"/>
  </office:meta>
</office:document-meta>
</file>